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E000003170E09E1D574407E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1.375cm" draw:z-index="0"><draw:image xlink:href="Pictures/100000010000049E000003170E09E1D574407EF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2T10:35:01.678786985</meta:creation-date>
    <dc:date>2022-10-12T10:35:35.030413621</dc:date>
    <meta:editing-duration>PT3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6.2$Linux_X86_64 LibreOffice_project/30$Build-2</meta:generator>
  </office:meta>
</office:document-meta>
</file>